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1cm"/>
      <style:paragraph-properties style:writing-mode="lr-tb"/>
    </style:style>
    <style:style style:name="gr2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1.1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1.0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3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84cm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7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301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8.026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6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07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3.443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11.4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4.18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51cm" svg:height="0.239cm" svg:x="1.122cm" svg:y="5.142cm">
          <draw:text-box>
            <text:p><text:span text:style-name="T1">Stride</text:span></text:p>
          </draw:text-box>
        </draw:frame>
        <draw:line draw:style-name="gr2" draw:text-style-name="P2" draw:layer="layout" svg:x1="2.532cm" svg:y1="6.012cm" svg:x2="2.532cm" svg:y2="5cm">
          <text:p/>
        </draw:line>
        <draw:custom-shape draw:style-name="gr3" draw:text-style-name="P4" draw:layer="layout" svg:width="1.143cm" svg:height="0.508cm" svg:x="0.235cm" svg:y="5.508cm">
          <text:p text:style-name="P3"><text:span text:style-name="T1">Int32 H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.386cm" svg:y="5.508cm">
          <text:p text:style-name="P3"><text:span text:style-name="T1">Int32 Wid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7.136cm" svg:y="5.508cm">
          <text:p text:style-name="P3"><text:span text:style-name="T1">Int32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8.29cm" svg:y="5.508cm">
          <text:p text:style-name="P3"><text:span text:style-name="T1">Int32 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9.443cm" svg:y="5.508cm">
          <text:p text:style-name="P3"><text:span text:style-name="T1">Int32 </text:span><text:span text:style-name="T1">Outp</text:span><text:span text:style-name="T1">u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0.59cm" svg:y="5.508cm">
          <text:p text:style-name="P3"><text:span text:style-name="T1">Float32 </text:span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1.736cm" svg:y="5.508cm">
          <text:p text:style-name="P3"><text:span text:style-name="T1">Float32 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2.883cm" svg:y="5.508cm">
          <text:p text:style-name="P3"><text:span text:style-name="T1">Int32 Ma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4.028cm" svg:y="5.508cm">
          <text:p text:style-name="P3"><text:span text:style-name="T1">Int32 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2.537cm" svg:y="5.508cm">
          <text:p text:style-name="P3"><text:span text:style-name="T1">Int32 </text:span><text:span text:style-name="T1">Heig</text:span><text:span text:style-name="T1">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3.688cm" svg:y="5.508cm">
          <text:p text:style-name="P3"><text:span text:style-name="T1">Int32 </text:span><text:span text:style-name="T1">Widt</text:span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4.838cm" svg:y="5.508cm">
          <text:p text:style-name="P3"><text:span text:style-name="T1">Int32 H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5.989cm" svg:y="5.508cm">
          <text:p text:style-name="P3"><text:span text:style-name="T1">Int32 Widt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33cm" svg:y1="6.012cm" svg:x2="4.833cm" svg:y2="5cm">
          <text:p/>
        </draw:line>
        <draw:line draw:style-name="gr2" draw:text-style-name="P2" draw:layer="layout" svg:x1="7.133cm" svg:y1="6.012cm" svg:x2="7.133cm" svg:y2="5cm">
          <text:p/>
        </draw:line>
        <draw:frame draw:style-name="gr4" draw:text-style-name="P1" draw:layer="layout" svg:width="0.696cm" svg:height="0.239cm" svg:x="3.337cm" svg:y="5.143cm">
          <draw:text-box>
            <text:p><text:span text:style-name="T1">Dilation</text:span></text:p>
          </draw:text-box>
        </draw:frame>
        <draw:frame draw:style-name="gr4" draw:text-style-name="P1" draw:layer="layout" svg:width="0.696cm" svg:height="0.239cm" svg:x="5.637cm" svg:y="5.144cm">
          <draw:text-box>
            <text:p><text:span text:style-name="T1">Padding</text:span></text:p>
          </draw:text-box>
        </draw:frame>
        <draw:line draw:style-name="gr2" draw:text-style-name="P2" draw:layer="layout" svg:x1="10.587cm" svg:y1="6.012cm" svg:x2="10.587cm" svg:y2="5cm">
          <text:p/>
        </draw:line>
        <draw:line draw:style-name="gr2" draw:text-style-name="P2" draw:layer="layout" svg:x1="12.88cm" svg:y1="6.012cm" svg:x2="12.88cm" svg:y2="5cm">
          <text:p/>
        </draw:line>
        <draw:custom-shape draw:style-name="gr3" draw:text-style-name="P4" draw:layer="layout" svg:width="1.143cm" svg:height="0.508cm" svg:x="15.177cm" svg:y="5.508cm">
          <text:p text:style-name="P3"><text:span text:style-name="T1">Int32 DM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6.325cm" svg:y="5.508cm">
          <text:p text:style-name="P3"><text:span text:style-name="T1">Int32 OpI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173cm" svg:y1="6.012cm" svg:x2="15.173cm" svg:y2="5cm">
          <text:p/>
        </draw:line>
        <draw:line draw:style-name="gr2" draw:text-style-name="P2" draw:layer="layout" svg:x1="16.322cm" svg:y1="6.012cm" svg:x2="16.322cm" svg:y2="5cm">
          <text:p/>
        </draw:line>
        <draw:frame draw:style-name="gr5" draw:text-style-name="P1" draw:layer="layout" svg:width="0.531cm" svg:height="0.239cm" svg:x="8.601cm" svg:y="5.145cm">
          <draw:text-box>
            <text:p><text:span text:style-name="T1">Offse</text:span><text:span text:style-name="T1">t</text:span></text:p>
          </draw:text-box>
        </draw:frame>
        <draw:frame draw:style-name="gr6" draw:text-style-name="P1" draw:layer="layout" svg:width="0.895cm" svg:height="0.239cm" svg:x="11.286cm" svg:y="5.146cm">
          <draw:text-box>
            <text:p><text:span text:style-name="T1">Activation</text:span></text:p>
          </draw:text-box>
        </draw:frame>
        <draw:frame draw:style-name="gr7" draw:text-style-name="P1" draw:layer="layout" svg:width="1.759cm" svg:height="0.239cm" svg:x="13.147cm" svg:y="5.147cm">
          <draw:text-box>
            <text:p><text:span text:style-name="T1">Quantized activation</text:span></text:p>
          </draw:text-box>
        </draw:frame>
        <draw:frame draw:style-name="gr8" draw:text-style-name="P1" draw:layer="layout" svg:width="0.904cm" svg:height="0.239cm" svg:x="15.296cm" svg:y="5.148cm">
          <draw:text-box>
            <text:p><text:span text:style-name="T1">Depth mul</text:span></text:p>
          </draw:text-box>
        </draw:frame>
        <draw:frame draw:style-name="gr9" draw:text-style-name="P1" draw:layer="layout" svg:width="1.128cm" svg:height="0.693cm" svg:x="16.34cm" svg:y="5.014cm">
          <draw:text-box>
            <text:p><text:span text:style-name="T1">Tensor</text:span></text:p>
            <text:p><text:span text:style-name="T1">Operation ID</text:span></text:p>
          </draw:text-box>
        </draw:frame>
        <draw:line draw:style-name="gr2" draw:text-style-name="P2" draw:layer="layout" svg:x1="0.232cm" svg:y1="6.012cm" svg:x2="0.232cm" svg:y2="5cm">
          <text:p/>
        </draw:line>
        <draw:line draw:style-name="gr2" draw:text-style-name="P2" draw:layer="layout" svg:x1="17.469cm" svg:y1="6.012cm" svg:x2="17.469cm" svg:y2="5cm">
          <text:p/>
        </draw:line>
        <draw:frame draw:style-name="gr10" draw:text-style-name="P5" draw:layer="layout" svg:width="3.262cm" svg:height="0.314cm" svg:x="0.322cm" svg:y="4.443cm">
          <draw:text-box>
            <text:p><text:span text:style-name="T2">Convo</text:span><text:span text:style-name="T2">lution </text:span><text:span text:style-name="T2">param</text:span><text:span text:style-name="T2">eters</text:span></text:p>
          </draw:text-box>
        </draw:frame>
        <draw:frame draw:style-name="gr11" draw:text-style-name="P1" draw:layer="layout" svg:width="0.984cm" svg:height="0.239cm" svg:x="8.923cm" svg:y="2.943cm">
          <draw:text-box>
            <text:p><text:span text:style-name="T1">Input shape</text:span></text:p>
          </draw:text-box>
        </draw:frame>
        <draw:line draw:style-name="gr2" draw:text-style-name="P2" draw:layer="layout" svg:x1="10.569cm" svg:y1="3.813cm" svg:x2="10.569cm" svg:y2="2.801cm">
          <text:p/>
        </draw:line>
        <draw:custom-shape draw:style-name="gr12" draw:text-style-name="P4" draw:layer="layout" svg:width="2.297cm" svg:height="0.508cm" svg:x="8.272cm" svg:y="3.309cm">
          <text:p text:style-name="P3"><text:span text:style-name="T1">Int32 dimentions[4]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301cm" svg:height="0.508cm" svg:x="15.173cm" svg:y="3.309cm">
          <text:p text:style-name="P3"><text:span text:style-name="T1">Int32 dimentions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026cm" svg:height="0.508cm" svg:x="0.242cm" svg:y="3.309cm">
          <text:p text:style-name="P3"><text:span text:style-name="T1">Convolution </text:span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296cm" svg:height="0.508cm" svg:x="10.574cm" svg:y="3.309cm">
          <text:p text:style-name="P3"><text:span text:style-name="T1">Int32 </text:span><text:span text:style-name="T1">dimentions[4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295cm" svg:height="0.508cm" svg:x="12.875cm" svg:y="3.309cm">
          <text:p text:style-name="P3"><text:span text:style-name="T1">Int32 </text:span><text:span text:style-name="T1">dimentions[4</text:span><text:span text:style-name="T1">]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87cm" svg:y1="3.813cm" svg:x2="12.87cm" svg:y2="2.801cm">
          <text:p/>
        </draw:line>
        <draw:line draw:style-name="gr2" draw:text-style-name="P2" draw:layer="layout" svg:x1="15.17cm" svg:y1="3.813cm" svg:x2="15.17cm" svg:y2="2.801cm">
          <text:p/>
        </draw:line>
        <draw:frame draw:style-name="gr17" draw:text-style-name="P1" draw:layer="layout" svg:width="0.997cm" svg:height="0.239cm" svg:x="11.218cm" svg:y="2.944cm">
          <draw:text-box>
            <text:p><text:span text:style-name="T1">Filter shape</text:span></text:p>
          </draw:text-box>
        </draw:frame>
        <draw:frame draw:style-name="gr18" draw:text-style-name="P1" draw:layer="layout" svg:width="0.908cm" svg:height="0.239cm" svg:x="13.566cm" svg:y="2.945cm">
          <draw:text-box>
            <text:p><text:span text:style-name="T1">Bias shape</text:span></text:p>
          </draw:text-box>
        </draw:frame>
        <draw:frame draw:style-name="gr19" draw:text-style-name="P1" draw:layer="layout" svg:width="1.124cm" svg:height="0.239cm" svg:x="15.752cm" svg:y="2.946cm">
          <draw:text-box>
            <text:p><text:span text:style-name="T1">Output shape</text:span></text:p>
          </draw:text-box>
        </draw:frame>
        <draw:line draw:style-name="gr2" draw:text-style-name="P2" draw:layer="layout" svg:x1="17.475cm" svg:y1="3.813cm" svg:x2="17.475cm" svg:y2="2.801cm">
          <text:p/>
        </draw:line>
        <draw:line draw:style-name="gr2" draw:text-style-name="P2" draw:layer="layout" svg:x1="8.268cm" svg:y1="4.312cm" svg:x2="8.268cm" svg:y2="2.801cm">
          <text:p/>
        </draw:line>
        <draw:frame draw:style-name="gr20" draw:text-style-name="P5" draw:layer="layout" svg:width="2.707cm" svg:height="0.314cm" svg:x="0.321cm" svg:y="2.244cm">
          <draw:text-box>
            <text:p><text:span text:style-name="T2">Con</text:span><text:span text:style-name="T2">volu</text:span><text:span text:style-name="T2">tion </text:span><text:span text:style-name="T2">prof</text:span><text:span text:style-name="T2">ile</text:span></text:p>
          </draw:text-box>
        </draw:frame>
        <draw:line draw:style-name="gr2" draw:text-style-name="P2" draw:layer="layout" svg:x1="0.236cm" svg:y1="3.813cm" svg:x2="0.236cm" svg:y2="2.801cm">
          <text:p/>
        </draw:line>
        <draw:custom-shape draw:style-name="gr21" draw:text-style-name="P4" draw:layer="layout" svg:width="3.443cm" svg:height="0.508cm" svg:x="14.032cm" svg:y="1.029cm">
          <text:p text:style-name="P3"><text:span text:style-name="T1">Bias t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97cm" svg:height="0.508cm" svg:x="0.243cm" svg:y="1.029cm">
          <text:p text:style-name="P3"><text:span text:style-name="T1">Convolution 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1.487cm" svg:height="0.508cm" svg:x="2.545cm" svg:y="1.029cm">
          <text:p text:style-name="P3"><text:span text:style-name="T1">Filter tens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032cm" svg:y1="1.533cm" svg:x2="14.032cm" svg:y2="0.521cm">
          <text:p/>
        </draw:line>
        <draw:line draw:style-name="gr2" draw:text-style-name="P2" draw:layer="layout" svg:x1="17.476cm" svg:y1="1.533cm" svg:x2="17.476cm" svg:y2="0.521cm">
          <text:p/>
        </draw:line>
        <draw:frame draw:style-name="gr23" draw:text-style-name="P5" draw:layer="layout" svg:width="4.185cm" svg:height="0.314cm" svg:x="0.322cm" svg:y="-0.036cm">
          <draw:text-box>
            <text:p><text:span text:style-name="T2">Setup </text:span><text:span text:style-name="T2">transa</text:span><text:span text:style-name="T2">ction </text:span><text:span text:style-name="T2">buffer </text:span><text:span text:style-name="T2">stream</text:span></text:p>
          </draw:text-box>
        </draw:frame>
        <draw:line draw:style-name="gr2" draw:text-style-name="P2" draw:layer="layout" svg:x1="0.237cm" svg:y1="1.533cm" svg:x2="0.237cm" svg:y2="0.521cm">
          <text:p/>
        </draw:line>
        <draw:line draw:style-name="gr2" draw:text-style-name="P2" draw:layer="layout" svg:x1="8.268cm" svg:y1="4.312cm" svg:x2="17.469cm" svg:y2="5cm">
          <text:p/>
        </draw:line>
        <draw:line draw:style-name="gr2" draw:text-style-name="P2" draw:layer="layout" svg:x1="2.54cm" svg:y1="2.05cm" svg:x2="2.54cm" svg:y2="0.539cm">
          <text:p/>
        </draw:line>
        <draw:line draw:style-name="gr2" draw:text-style-name="P2" draw:layer="layout" svg:x1="2.54cm" svg:y1="2.05cm" svg:x2="17.475cm" svg:y2="2.8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18:13:20.333643955</dc:date>
    <meta:editing-duration>PT17H7M43S</meta:editing-duration>
    <meta:editing-cycles>86</meta:editing-cycles>
    <meta:document-statistic meta:object-count="59"/>
  </office:meta>
</office:document-meta>
</file>